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0473e0" officeooo:paragraph-rsid="000473e0"/>
    </style:style>
    <style:style style:name="P2" style:family="paragraph" style:parent-style-name="Standard">
      <style:paragraph-properties fo:text-align="center" style:justify-single-word="false"/>
      <style:text-properties officeooo:rsid="000473e0" officeooo:paragraph-rsid="000473e0"/>
    </style:style>
    <style:style style:name="P3" style:family="paragraph" style:parent-style-name="Standard">
      <style:paragraph-properties fo:text-align="start" style:justify-single-word="false"/>
      <style:text-properties officeooo:rsid="000473e0" officeooo:paragraph-rsid="000473e0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473e0" officeooo:paragraph-rsid="000473e0" style:font-size-asian="20pt" style:font-weight-asian="bold" style:font-size-complex="20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officeooo:paragraph-rsid="000473e0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officeooo:paragraph-rsid="000473e0"/>
    </style:style>
    <style:style style:name="T1" style:family="text">
      <style:text-properties officeooo:rsid="000473e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IZ WEBSITE(Quizzy)</text:p>
      <text:p text:style-name="P2"/>
      <text:p text:style-name="P3"/>
      <text:h text:style-name="P1" text:outline-level="3">Project Overview</text:h>
      <text:p text:style-name="Text_20_body"><text:span text:style-name="Strong_20_Emphasis">Quizzy</text:span> is a multiplayer quiz website developed using React for the frontend, Express.js for the backend, and MongoDB as the database. Socket.io is used for real-time communication between the host and participants. The application allows hosts to create rooms, manage rounds, add settings, and control the flow of the game.</text:p>
      <text:h text:style-name="Heading_20_3" text:outline-level="3">File Structure</text:h>
      <text:p text:style-name="Text_20_body">Below is a brief overview of the key folders and files in the backend:</text:p>
      <text:list text:style-name="L1">
        <text:list-item>
          <text:p text:style-name="P5"><text:span text:style-name="Strong_20_Emphasis">controllers/</text:span></text:p>
          <text:list>
            <text:list-item>
              <text:p text:style-name="P6"><text:span text:style-name="Source_20_Text">authController.js</text:span>: Manages user authentication, including login, registration, and token management.</text:p>
            </text:list-item>
            <text:list-item>
              <text:p text:style-name="P6"><text:span text:style-name="Source_20_Text">roomController.js</text:span>: Handles room creation.</text:p>
            </text:list-item>
            <text:list-item>
              <text:p text:style-name="P6"><text:span text:style-name="Source_20_Text">userController.js</text:span>: Manages user-related operations such as profile updates, retrieving user data, etc.</text:p>
            </text:list-item>
          </text:list>
        </text:list-item>
        <text:list-item>
          <text:p text:style-name="P5"><text:span text:style-name="Strong_20_Emphasis">middlewares/</text:span></text:p>
          <text:list>
            <text:list-item>
              <text:p text:style-name="P6"><text:span text:style-name="Source_20_Text">authMiddleware.js</text:span>: Middleware for validating user authentication tokens.</text:p>
            </text:list-item>
            <text:list-item>
              <text:p text:style-name="P6"><text:span text:style-name="Source_20_Text">socketAuth.js</text:span>: Middleware for verifying socket authentication for real-time communication.</text:p>
            </text:list-item>
          </text:list>
        </text:list-item>
        <text:list-item>
          <text:p text:style-name="P5"><text:span text:style-name="Strong_20_Emphasis">models/</text:span></text:p>
          <text:list>
            <text:list-item>
              <text:p text:style-name="P6"><text:span text:style-name="Source_20_Text">questionModel.js</text:span>: MongoDB schema for storing quiz questions.</text:p>
            </text:list-item>
            <text:list-item>
              <text:p text:style-name="P6"><text:span text:style-name="Source_20_Text">roomModel.js</text:span>: MongoDB schema for room-related data, including rounds and participants.</text:p>
            </text:list-item>
            <text:list-item>
              <text:p text:style-name="P6"><text:span text:style-name="Source_20_Text">roundModel.js</text:span>: Schema for managing individual quiz rounds within a room.</text:p>
            </text:list-item>
            <text:list-item>
              <text:p text:style-name="P6"><text:span text:style-name="Source_20_Text">settingsModel.js</text:span>: Schema for storing configurable settings for rooms and rounds.</text:p>
            </text:list-item>
            <text:list-item>
              <text:p text:style-name="P6"><text:span text:style-name="Source_20_Text">teamModel.js</text:span>: Schema for storing team data, including members and scores.</text:p>
            </text:list-item>
            <text:list-item>
              <text:p text:style-name="P6"><text:span text:style-name="Source_20_Text">userModel.js</text:span>: Schema for user data, including authentication credentials.</text:p>
            </text:list-item>
          </text:list>
        </text:list-item>
        <text:list-item>
          <text:p text:style-name="P5"><text:span text:style-name="Strong_20_Emphasis">routes/</text:span></text:p>
          <text:list>
            <text:list-item>
              <text:p text:style-name="P6"><text:span text:style-name="Source_20_Text">authRoutes.js</text:span>: Defines API endpoints for authentication-related actions.</text:p>
            </text:list-item>
            <text:list-item>
              <text:p text:style-name="P6"><text:span text:style-name="Source_20_Text">roomRoutes.js</text:span>: API routes for room creation, updating, and deletion.</text:p>
            </text:list-item>
            <text:list-item>
              <text:p text:style-name="P6"><text:span text:style-name="Source_20_Text">userRoutes.js</text:span>: API routes for <text:span text:style-name="T1">profile and home page</text:span>.</text:p>
            </text:list-item>
          </text:list>
        </text:list-item>
        <text:list-item>
          <text:p text:style-name="P5"><text:span text:style-name="Strong_20_Emphasis">sockets/</text:span></text:p>
          <text:list>
            <text:list-item>
              <text:p text:style-name="P6"><text:span text:style-name="Source_20_Text">handleBuzzIn.js</text:span>: Handles socket events related to participants buzzing in during a quiz.</text:p>
            </text:list-item>
            <text:list-item>
              <text:p text:style-name="P6"><text:span text:style-name="Source_20_Text">handleJoinRoom.js</text:span>: Manages socket communication when a participant joins a room.</text:p>
            </text:list-item>
            <text:list-item>
              <text:p text:style-name="P6"><text:span text:style-name="Source_20_Text">handleShowNextQn.js</text:span>: Controls the display of the next question in the quiz.</text:p>
            </text:list-item>
            <text:list-item>
              <text:p text:style-name="P6"><text:soft-page-break/><text:span text:style-name="Source_20_Text">handleShowPreJoinSettings.js</text:span>: Manages the <text:span text:style-name="T1">adding team members before joining rooms.</text:span></text:p>
            </text:list-item>
            <text:list-item>
              <text:p text:style-name="P6"><text:span text:style-name="Source_20_Text">handleShowRules.js</text:span>: Handles the display of game rules.// <text:span text:style-name="T1">to be completed</text:span></text:p>
            </text:list-item>
            <text:list-item>
              <text:p text:style-name="P6"><text:span text:style-name="Source_20_Text">handleSubmitAnswer.js</text:span>: Manages the submission of answers via socket communication.</text:p>
            </text:list-item>
            <text:list-item>
              <text:p text:style-name="P6"><text:span text:style-name="Source_20_Text">socketHandler.js</text:span>: Main handler for socket events and room communications.</text:p>
            </text:list-item>
          </text:list>
        </text:list-item>
      </text:list>
      <text:p text:style-name="Text_20_body"/>
      <text:h text:style-name="Heading_20_3" text:outline-level="3">Frontend Overview</text:h>
      <text:p text:style-name="Text_20_body">The frontend of <text:span text:style-name="Strong_20_Emphasis">Quizzy</text:span> is developed using React. It consists of multiple components that are responsible for different UI elements and screens. The project structure is organized into <text:span text:style-name="Source_20_Text">components</text:span> for reusable UI elements, <text:span text:style-name="Source_20_Text">screens</text:span> for page-level components, and <text:span text:style-name="Source_20_Text">assets</text:span> for static resources.</text:p>
      <text:h text:style-name="Heading_20_3" text:outline-level="3">File Structure</text:h>
      <text:list xml:id="list1199015477" text:style-name="L2">
        <text:list-item>
          <text:p text:style-name="P7"><text:span text:style-name="Strong_20_Emphasis">components/</text:span></text:p>
          <text:list>
            <text:list-item>
              <text:p text:style-name="P8"><text:span text:style-name="Strong_20_Emphasis">constants/</text:span>: Directory containing constants used across components.</text:p>
              <text:list>
                <text:list-item>
                  <text:p text:style-name="P8"><text:span text:style-name="Source_20_Text">Navbar.jsx</text:span>: Navigation bar component used across different screens.</text:p>
                </text:list-item>
              </text:list>
            </text:list-item>
            <text:list-item>
              <text:p text:style-name="P8"><text:span text:style-name="Source_20_Text">InputBox.jsx</text:span>: Reusable input box component for forms and user input.</text:p>
            </text:list-item>
            <text:list-item>
              <text:p text:style-name="P8"><text:span text:style-name="Source_20_Text">Notification.jsx</text:span>: Component for displaying notifications to users <text:span text:style-name="T1">buzzedIn, answered correctly etc</text:span>.</text:p>
            </text:list-item>
            <text:list-item>
              <text:p text:style-name="P8"><text:span text:style-name="Source_20_Text">Popup.jsx</text:span>: <text:span text:style-name="T1">P</text:span>opup modal <text:span text:style-name="T1">for showing link after creating room</text:span></text:p>
            </text:list-item>
            <text:list-item>
              <text:p text:style-name="P8"><text:span text:style-name="Source_20_Text">QuestionCard.jsx</text:span>: Displays a quiz question card <text:span text:style-name="T1">for creating qns in create room</text:span>.</text:p>
            </text:list-item>
          </text:list>
        </text:list-item>
      </text:list>
      <text:list text:style-name="L3">
        <text:list-item>
          <text:list>
            <text:list-item>
              <text:p text:style-name="P9"><text:span text:style-name="Source_20_Text">RoundCard.jsx</text:span>:Displays a quiz <text:span text:style-name="T1">round</text:span> card <text:span text:style-name="T1">for creating rounds in create room </text:span>.</text:p>
            </text:list-item>
          </text:list>
        </text:list-item>
      </text:list>
      <text:list xml:id="list233337174580026" text:continue-list="list1199015477" text:style-name="L2">
        <text:list-item>
          <text:list>
            <text:list-item>
              <text:p text:style-name="P8"><text:span text:style-name="Source_20_Text">SettingsCard.jsx</text:span>: <text:span text:style-name="T1">Creating settings in create room</text:span>.</text:p>
            </text:list-item>
          </text:list>
        </text:list-item>
        <text:list-item>
          <text:p text:style-name="P7"><text:span text:style-name="Strong_20_Emphasis">screens/</text:span></text:p>
          <text:list>
            <text:list-item>
              <text:p text:style-name="P8"><text:span text:style-name="Source_20_Text">CreateRoom.jsx</text:span>: Screen where the host can create a new quiz room and configure rounds.</text:p>
            </text:list-item>
            <text:list-item>
              <text:p text:style-name="P8"><text:span text:style-name="Source_20_Text">Game.jsx</text:span>: <text:span text:style-name="T1">The game controller for showing room prejoin or quiz room</text:span>.</text:p>
            </text:list-item>
            <text:list-item>
              <text:p text:style-name="P8"><text:span text:style-name="Source_20_Text">Homepage.jsx</text:span>: The landing page with options to log in, sign up, <text:span text:style-name="T1">rooms joined</text:span> or join a quiz.</text:p>
            </text:list-item>
            <text:list-item>
              <text:p text:style-name="P8"><text:span text:style-name="Source_20_Text">HostQn.jsx</text:span>: Host control screen to manage quiz questions and rounds.</text:p>
            </text:list-item>
            <text:list-item>
              <text:p text:style-name="P8"><text:span text:style-name="Source_20_Text">Leaderboard.jsx</text:span>: Displays the leaderboard with teams' scores.</text:p>
            </text:list-item>
            <text:list-item>
              <text:p text:style-name="P8"><text:span text:style-name="Source_20_Text">Login.jsx</text:span>: Screen for user login.</text:p>
            </text:list-item>
            <text:list-item>
              <text:p text:style-name="P8"><text:span text:style-name="Source_20_Text">Profile.jsx</text:span>: User profile screen to manage personal information and settings.</text:p>
            </text:list-item>
            <text:list-item>
              <text:p text:style-name="P8"><text:span text:style-name="Source_20_Text">Question.jsx</text:span>: Screen where the current quiz question is displayed to participants.</text:p>
            </text:list-item>
          </text:list>
        </text:list-item>
      </text:list>
      <text:list text:style-name="L4">
        <text:list-item>
          <text:list>
            <text:list-item>
              <text:p text:style-name="P10"><text:span text:style-name="Source_20_Text">QuizRoom.jsx</text:span>: The main game screen, displaying questions, scores, and real-time updates.</text:p>
            </text:list-item>
          </text:list>
        </text:list-item>
      </text:list>
      <text:list text:continue-list="list233337174580026" text:style-name="L2">
        <text:list-item>
          <text:list>
            <text:list-item>
              <text:p text:style-name="P8"><text:span text:style-name="Source_20_Text">RoomPreJoin.jsx</text:span>: Pre-join settings screen where users configure their teams before entering the room.</text:p>
            </text:list-item>
            <text:list-item>
              <text:p text:style-name="P8"><text:span text:style-name="Source_20_Text">Rules.jsx</text:span>: Screen displaying the quiz rules.</text:p>
            </text:list-item>
            <text:list-item>
              <text:p text:style-name="P8"><text:soft-page-break/><text:span text:style-name="Source_20_Text">Signup.jsx</text:span>: Screen for new user registration.</text:p>
            </text:list-item>
          </text:list>
        </text:list-item>
        <text:list-item>
          <text:p text:style-name="P7"><text:span text:style-name="Strong_20_Emphasis">Global Files</text:span></text:p>
          <text:list>
            <text:list-item>
              <text:p text:style-name="P8"><text:span text:style-name="Source_20_Text">App.js</text:span>: Main application file that sets up routing and renders the screens.</text:p>
            </text:list-item>
            <text:list-item>
              <text:p text:style-name="P8"><text:span text:style-name="Source_20_Text">socket.js</text:span>: Manages socket.io client-side communication for real-time updates.</text:p>
            </text:list-item>
            <text:list-item>
              <text:p text:style-name="P7"><text:span text:style-name="Source_20_Text">index.css</text:span>, <text:span text:style-name="Source_20_Text">App.css</text:span>, <text:span text:style-name="Source_20_Text">main.jsx</text:span>: Stylesheets and main entry point for the React application.</text:p>
            </text:list-item>
          </text:list>
        </text:list-item>
      </text:list>
      <text:p text:style-name="Text_20_body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22:19:39.563694203</meta:creation-date>
    <dc:date>2024-08-10T23:33:35.334193024</dc:date>
    <meta:editing-duration>PT1H13M57S</meta:editing-duration>
    <meta:editing-cycles>1</meta:editing-cycles>
    <meta:document-statistic meta:table-count="0" meta:image-count="0" meta:object-count="0" meta:page-count="3" meta:paragraph-count="60" meta:word-count="596" meta:character-count="4146" meta:non-whitespace-character-count="3662"/>
    <meta:generator>LibreOffice/7.5.9.2$Linux_X86_64 LibreOffice_project/50$Build-2</meta:generator>
  </office:meta>
</office:document-meta>
</file>